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weight="bold" officeooo:rsid="001af652" officeooo:paragraph-rsid="001af652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weight="bold" officeooo:rsid="001b0b9f" officeooo:paragraph-rsid="001b0b9f" style:font-weight-asian="bold" style:font-weight-complex="bold"/>
    </style:style>
    <style:style style:name="P3" style:family="paragraph" style:parent-style-name="Preformatted_20_Text">
      <style:paragraph-properties fo:text-align="justify" style:justify-single-word="false"/>
      <style:text-properties style:font-name="DejaVu Sans" fo:font-size="12pt" fo:font-weight="bold" officeooo:rsid="001af652" officeooo:paragraph-rsid="001af652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DejaVu Sans" fo:font-size="12pt" fo:font-weight="bold" officeooo:rsid="001b0b9f" officeooo:paragraph-rsid="001b0b9f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style:font-name="DejaVu Sans" fo:font-size="12pt" fo:font-weight="normal" officeooo:rsid="001af652" officeooo:paragraph-rsid="001af652" style:font-size-asian="12pt" style:font-weight-asian="normal" style:font-size-complex="12pt" style:font-weight-complex="normal"/>
    </style:style>
    <style:style style:name="P6" style:family="paragraph" style:parent-style-name="Preformatted_20_Text" style:list-style-name="L1">
      <style:paragraph-properties fo:text-align="justify" style:justify-single-word="false"/>
      <style:text-properties style:font-name="DejaVu Sans" fo:font-size="12pt" officeooo:rsid="001b0b9f" officeooo:paragraph-rsid="001b0b9f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fo:font-weight="normal" officeooo:rsid="001af652" officeooo:paragraph-rsid="001af652" style:font-weight-asian="normal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fo:font-weight="normal" officeooo:rsid="001b0b9f" officeooo:paragraph-rsid="001b0b9f" style:font-weight-asian="normal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officeooo:rsid="001af652" officeooo:paragraph-rsid="001af652"/>
    </style:style>
    <style:style style:name="P10" style:family="paragraph" style:parent-style-name="Preformatted_20_Text">
      <style:paragraph-properties fo:text-align="justify" style:justify-single-word="false"/>
      <style:text-properties officeooo:paragraph-rsid="001af652"/>
    </style:style>
    <style:style style:name="P11" style:family="paragraph" style:parent-style-name="Preformatted_20_Text" style:list-style-name="L1">
      <style:paragraph-properties fo:text-align="justify" style:justify-single-word="false"/>
      <style:text-properties officeooo:paragraph-rsid="001b0b9f"/>
    </style:style>
    <style:style style:name="P12" style:family="paragraph" style:parent-style-name="Preformatted_20_Text" style:list-style-name="L1">
      <style:paragraph-properties fo:text-align="justify" style:justify-single-word="false"/>
      <style:text-properties officeooo:rsid="001b0b9f" officeooo:paragraph-rsid="001b0b9f"/>
    </style:style>
    <style:style style:name="P13" style:family="paragraph" style:parent-style-name="Preformatted_20_Text" style:list-style-name="L1">
      <style:paragraph-properties fo:text-align="justify" style:justify-single-word="false"/>
      <style:text-properties fo:color="#b2b2b2" style:font-name="DejaVu Sans" fo:font-size="12pt" fo:font-weight="bold" officeooo:rsid="001b0b9f" officeooo:paragraph-rsid="001b0b9f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color="#b2b2b2" officeooo:rsid="001b0b9f" officeooo:paragraph-rsid="001b0b9f"/>
    </style:style>
    <style:style style:name="P15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normal" officeooo:paragraph-rsid="001b0b9f" style:font-size-asian="12pt" style:font-weight-asian="normal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normal" officeooo:rsid="001b0b9f" officeooo:paragraph-rsid="001b0b9f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normal" officeooo:rsid="001c4617" officeooo:paragraph-rsid="001c461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normal" officeooo:rsid="001c533e" officeooo:paragraph-rsid="001c533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normal" officeooo:rsid="001dce81" officeooo:paragraph-rsid="001dce81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normal" officeooo:rsid="001e5945" officeooo:paragraph-rsid="001e594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bold" officeooo:rsid="001b0b9f" officeooo:paragraph-rsid="001b0b9f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bold" officeooo:rsid="001c4617" officeooo:paragraph-rsid="001c461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bold" officeooo:rsid="001c533e" officeooo:paragraph-rsid="001c533e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bold" officeooo:rsid="001dce81" officeooo:paragraph-rsid="001dce81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color="#b2b2b2" style:font-name="DejaVu Sans" fo:font-size="12pt" fo:font-weight="bold" officeooo:rsid="001e5945" officeooo:paragraph-rsid="001e5945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1c4617"/>
    </style:style>
    <style:style style:name="P27" style:family="paragraph" style:parent-style-name="Standard" style:list-style-name="L1">
      <style:paragraph-properties fo:text-align="start" style:justify-single-word="false" style:writing-mode="lr-tb"/>
      <style:text-properties fo:color="#b2b2b2" style:font-name="DejaVu Sans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DejaVu Sans" fo:font-size="12pt" fo:font-weight="normal" officeooo:rsid="001af652" style:font-size-asian="12pt" style:font-weight-asian="normal" style:font-size-complex="12pt" style:font-weight-complex="normal"/>
    </style:style>
    <style:style style:name="T4" style:family="text">
      <style:text-properties style:font-name="DejaVu Sans" fo:font-size="12pt" fo:font-weight="normal" officeooo:rsid="001b0b9f" style:font-size-asian="12pt" style:font-weight-asian="normal" style:font-size-complex="12pt" style:font-weight-complex="normal"/>
    </style:style>
    <style:style style:name="T5" style:family="text">
      <style:text-properties style:font-name="DejaVu Sans" fo:font-size="12pt" fo:font-weight="normal" officeooo:rsid="001af652" style:font-name-asian="Noto Sans Mono CJK SC" style:font-size-asian="12pt" style:font-weight-asian="normal" style:font-name-complex="Liberation Mono" style:font-size-complex="12pt" style:font-weight-complex="normal"/>
    </style:style>
    <style:style style:name="T6" style:family="text">
      <style:text-properties style:font-name="DejaVu Sans" fo:font-size="12pt" fo:font-weight="normal" officeooo:rsid="001b0b9f" style:font-name-asian="Noto Sans Mono CJK SC" style:font-size-asian="12pt" style:font-weight-asian="normal" style:font-name-complex="Liberation Mono" style:font-size-complex="12pt" style:font-weight-complex="normal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DejaVu Sans" fo:font-size="12pt" officeooo:rsid="001b0b9f" style:font-size-asian="12pt" style:font-size-complex="12pt"/>
    </style:style>
    <style:style style:name="T9" style:family="text">
      <style:text-properties style:font-name="DejaVu Sans" fo:font-size="12pt" fo:font-weight="bold" officeooo:rsid="001b0b9f" style:font-size-asian="12pt" style:font-weight-asian="bold" style:font-size-complex="12pt" style:font-weight-complex="bold"/>
    </style:style>
    <style:style style:name="T10" style:family="text">
      <style:text-properties officeooo:rsid="001b0b9f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officeooo:rsid="001b0b9f" style:font-style-asian="normal" style:font-weight-complex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b2b2b2" style:font-name="DejaVu Sans" fo:font-size="12pt" fo:font-weight="normal" officeooo:rsid="001c4617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nvas de la Escuela Claro de Luna:</text:p>
      <text:p text:style-name="P3"/>
      <text:p text:style-name="P5">El modelo de negocio está fundamentado en prestar servicios educativos de diversa índole a través de un portal web. Esto seccionado en Cursos teórico-prácticos y ejecución/canto/producción (principalmente prácticos).</text:p>
      <text:p text:style-name="P5"/>
      <text:p text:style-name="P5">Junto con esto, vale destacar que el origen del proyecto es en cierto punto colaborar también con los venezolanos que no pueden o no están en capacidad de pagar la educación musical en sus paises de origen. Por eso el esfuerzo estará centrado <text:span text:style-name="T10">en brindar costo 0 o el menor precio posible a aquellos venezolanos que deseen estudiar música y no tengan las condiciones para costearlo fuera del país.</text:span></text:p>
      <text:p text:style-name="P5"/>
      <text:p text:style-name="P4">CAPITULO I:</text:p>
      <text:p text:style-name="P5"/>
      <text:p text:style-name="P3">Cursos básicos y necesarios:</text:p>
      <text:p text:style-name="P5"/>
      <text:p text:style-name="P5">Los cursos básicos/iniciales de teoría musical son: Lenguaje Musical I; Armonía funcional 1,2 y 3; Armonía no funcional (Modal y otros recursos); arreglos 1 y 2; composición 1 y 2; <text:s/>y por último Letras y Poesía.</text:p>
      <text:p text:style-name="P5"/>
      <text:p text:style-name="P5">Se espera que posteriormente se inicien: Producción musical básica y otros derivados o más específicos.</text:p>
      <text:p text:style-name="P5"/>
      <text:p text:style-name="P3">Modalidades: </text:p>
      <text:p text:style-name="P3"><text:span text:style-name="T1"/></text:p>
      <text:p text:style-name="P10"><text:span text:style-name="T3">Hay dos formas de llevar a cabo el aprendizaje y por lo tanto </text:span><text:span text:style-name="T5">tres</text:span><text:span text:style-name="T3"> costos diferentes: </text:span></text:p>
      <text:p text:style-name="P10"><text:span text:style-name="T3"/></text:p>
      <text:p text:style-name="P9"><text:span text:style-name="T2">A) A tu ritmo y solo: a favor tendrás una comunidad siempre dispuesta a ayudar y a explicarte el funcionamiento de los elementos que no comprendas. Pero no contarás con atención personalizada (al menos en un inicio mientras se consiguen patrocinadores). 20$ trimestrales.</text:span></text:p>
      <text:p text:style-name="P9"><text:span text:style-name="T2"/></text:p>
      <text:p text:style-name="P9"><text:span text:style-name="T2">B) Costeando un Tutor que dedique un tope de 4,5 horas semanales (Tres sesiones de 90min), costo que se sacará por sesión con descuentos especiales para aquellos que consuman mas de 6 al mes. Cada sesión con un precio similar a los 15$.</text:span></text:p>
      <text:p text:style-name="P9"><text:span text:style-name="T2"/></text:p>
      <text:p text:style-name="P10"><text:span text:style-name="T3">C) Costeando un </text:span><text:span text:style-name="T5">trimestre</text:span><text:span text:style-name="T3"> de clases junto a un grupo que iniciará </text:span><text:span text:style-name="T5">tres veces al año en periodos regulares y una vez al año para un intensivo,</text:span><text:span text:style-name="T3"> para cada una de estas materias. El grupo debe tener al menos un mínimo de 8 estudiantes, con un costo aproximado de 60 USD trimestrales por dos clases a la semana de 90min. Y el grupo intensivo con un costo de 50USD por el mes y medio que dura.</text:span></text:p>
      <text:p text:style-name="P10"><text:span text:style-name="T3"/></text:p>
      <text:p text:style-name="P10"><text:span text:style-name="T3">Las clases relacionadas con instrumentos y ejecución tendrán un </text:span><text:span text:style-name="T5">rango estipulado</text:span><text:span text:style-name="T3"> para que los prestadores del servicio (profesores) puedan competir sanamente.</text:span></text:p>
      <text:p text:style-name="P10"><text:span text:style-name="T3"/></text:p>
      <text:p text:style-name="P9"><text:span text:style-name="T2">Los profesores deben ser evaluados antes de poder ofrecer sus servicios y deben </text:span><text:soft-page-break/><text:span text:style-name="T2">también ser evaluados dos veces al año para que puedan mantenerse en el espacio. Así aseguramos la calidad de la educación.</text:span></text:p>
      <text:p text:style-name="P9"><text:span text:style-name="T2"/></text:p>
      <text:p text:style-name="P1"><text:span text:style-name="T7">Requisitos para los profesores:</text:span></text:p>
      <text:p text:style-name="P7"><text:span text:style-name="T7">Deben tener microfono, buena conexión a internet, una pc con rendimiento medio y obviamente el material y una propuesta de enseñanza adaptable a las necesidades del estudiante. </text:span><text:span text:style-name="T8">Los profesores serán venezolanos todos y podrán dar clases virtualmente o presencialmente de acuerdo a sus propia decisión. Nosotros estamos para ser el tercero de confianza.</text:span></text:p>
      <text:p text:style-name="P7"><text:span text:style-name="T7"/></text:p>
      <text:p text:style-name="P1"><text:span text:style-name="T7">Requisitos para los alumnos:</text:span></text:p>
      <text:p text:style-name="P8"><text:span text:style-name="T7">POR DEFINIR.</text:span></text:p>
      <text:p text:style-name="P8"><text:span text:style-name="T7"/></text:p>
      <text:p text:style-name="P2"><text:span text:style-name="T7">CAPITULO II: CANVAS</text:span></text:p>
      <text:list xml:id="list2027045891" text:style-name="L1">
        <text:list-item>
          <text:p text:style-name="P11"><text:span text:style-name="T9">Propuestas de valor:</text:span></text:p>
          <text:list>
            <text:list-item>
              <text:p text:style-name="P11"><text:span text:style-name="T6">Material y clases prediseñadas en un paso a paso</text:span><text:span text:style-name="T4"> a precios bajos para el que desee estudiar por su cuenta y a su ritmo.</text:span></text:p>
            </text:list-item>
            <text:list-item>
              <text:p text:style-name="P12"><text:span text:style-name="T2">Material y clases online individuales y personalizadas.</text:span></text:p>
            </text:list-item>
            <text:list-item>
              <text:p text:style-name="P12"><text:span text:style-name="T2">Material y clases online/presenciales grupales.</text:span></text:p>
            </text:list-item>
            <text:list-item>
              <text:p text:style-name="P12"><text:span text:style-name="T2">Profesores online para diversidad de instrumentos.</text:span></text:p>
            </text:list-item>
            <text:list-item>
              <text:p text:style-name="P12"><text:span text:style-name="T2">Profesores presenciales para diversidad de instrumentos.</text:span></text:p>
            </text:list-item>
            <text:list-item>
              <text:p text:style-name="P6"><text:span text:style-name="T1">Listado y perfil de agrupaciones para tocar en eventos privados.</text:span></text:p>
            </text:list-item>
          </text:list>
        </text:list-item>
        <text:list-item>
          <text:p text:style-name="P13">Segmentos de clientes:</text:p>
          <text:list>
            <text:list-item>
              <text:p text:style-name="P15"><text:span text:style-name="T11">Estudiantes que deseen desarrollar sus conocimientos en teoría musical y/o sus instrumentos.</text:span></text:p>
            </text:list-item>
            <text:list-item>
              <text:p text:style-name="P27"><text:span text:style-name="T12">Músicos no profesionales(Melomanos, amateurs o quien lo tenga por hobby).</text:span></text:p>
            </text:list-item>
            <text:list-item>
              <text:p text:style-name="P27"><text:span text:style-name="T12">Profesionales(Ejecutantes, Cantantes, Arreglistas,Compositores, Letristas, Productores) que deseen pulir, complementar o profundizar sus conocimientos de las diversas materias que componen este curso.</text:span></text:p>
            </text:list-item>
            <text:list-item>
              <text:p text:style-name="P16">Público buscando quien toque en sus eventos, bodas, bautizos, cumpleaños, etc.</text:p>
            </text:list-item>
            <text:list-item>
              <text:p text:style-name="P16">Padres y representantes buscando profesores para sus hijos.</text:p>
            </text:list-item>
          </text:list>
        </text:list-item>
        <text:list-item>
          <text:p text:style-name="P21">Relaciones con los clientes:</text:p>
          <text:list>
            <text:list-item>
              <text:p text:style-name="P21">Automatizadas:<text:span text:style-name="T1"> Para quienes buscan profesores, para los profesores y para quienes quieren ir a su ritmo con las clases.</text:span></text:p>
            </text:list-item>
            <text:list-item>
              <text:p text:style-name="P21">Personales-Dedicadas:<text:span text:style-name="T1"> Para quienes paguen clases individuales y/o grupales.</text:span></text:p>
            </text:list-item>
          </text:list>
        </text:list-item>
        <text:list-item>
          <text:p text:style-name="P21">Canales:</text:p>
          <text:list>
            <text:list-item>
              <text:p text:style-name="P17">RRSS: Instagram, Twitter.</text:p>
            </text:list-item>
            <text:list-item>
              <text:p text:style-name="P17">Portal web.</text:p>
            </text:list-item>
            <text:list-item>
              <text:p text:style-name="P17">Boca a boca.</text:p>
            </text:list-item>
            <text:list-item>
              <text:p text:style-name="P17">Entrevistas de radio y similares.</text:p>
            </text:list-item>
            <text:list-item>
              <text:p text:style-name="P17">Algunos cortos por youtube.</text:p>
            </text:list-item>
            <text:list-item>
              <text:p text:style-name="P17">Por definir.</text:p>
            </text:list-item>
          </text:list>
        </text:list-item>
        <text:list-item>
          <text:p text:style-name="P22">Ingresos:</text:p>
          <text:list>
            <text:list-item>
              <text:p text:style-name="P22"><text:span text:style-name="T1">Suscripción mínima para ver los cursos.</text:span></text:p>
            </text:list-item>
            <text:list-item>
              <text:p text:style-name="P22"><text:span text:style-name="T1">Clases grupales</text:span></text:p>
            </text:list-item>
            <text:list-item>
              <text:p text:style-name="P22"><text:soft-page-break/><text:span text:style-name="T1">Clases individuales</text:span></text:p>
            </text:list-item>
            <text:list-item>
              <text:p text:style-name="P22"><text:span text:style-name="T1">Porcentaje tomado del pago a los profesores teóricos(30% por usar nuestro material y la plataforma.)</text:span></text:p>
            </text:list-item>
            <text:list-item>
              <text:p text:style-name="P22"><text:span text:style-name="T1">Porcentaje tomado del pago a los profesores del instrumento (20%)</text:span></text:p>
            </text:list-item>
            <text:list-item>
              <text:p text:style-name="P22"><text:span text:style-name="T1">Porcentaje tomado del pago a las agrupaciones(20%)</text:span></text:p>
            </text:list-item>
            <text:list-item>
              <text:p text:style-name="P22"><text:span text:style-name="T1">Patrocinadores.</text:span></text:p>
            </text:list-item>
          </text:list>
        </text:list-item>
        <text:list-item>
          <text:p text:style-name="P22">Recursos Clave:</text:p>
          <text:list>
            <text:list-item>
              <text:p text:style-name="P17">Servidores</text:p>
            </text:list-item>
            <text:list-item>
              <text:p text:style-name="P17">Web Api</text:p>
            </text:list-item>
            <text:list-item>
              <text:p text:style-name="P17">Dominio</text:p>
            </text:list-item>
            <text:list-item>
              <text:p text:style-name="P17">Agencia de Marketing</text:p>
            </text:list-item>
            <text:list-item>
              <text:p text:style-name="P17">Discord</text:p>
            </text:list-item>
            <text:list-item>
              <text:p text:style-name="P17">Muse Score3</text:p>
            </text:list-item>
            <text:list-item>
              <text:p text:style-name="P17">Github</text:p>
            </text:list-item>
            <text:list-item>
              <text:p text:style-name="P17">RRSS</text:p>
            </text:list-item>
            <text:list-item>
              <text:p text:style-name="P26"><text:span text:style-name="T13">Material, Pensum de estudios.</text:span></text:p>
            </text:list-item>
          </text:list>
        </text:list-item>
        <text:list-item>
          <text:p text:style-name="P23">Actividades clave:</text:p>
          <text:list>
            <text:list-item>
              <text:p text:style-name="P18">Generar contenido para redes.</text:p>
            </text:list-item>
            <text:list-item>
              <text:p text:style-name="P18">Impartir clases.</text:p>
            </text:list-item>
            <text:list-item>
              <text:p text:style-name="P18">Cobrar mensualidades, suscripciones, etc.</text:p>
            </text:list-item>
            <text:list-item>
              <text:p text:style-name="P18">Mantenimiento de la web API.</text:p>
            </text:list-item>
            <text:list-item>
              <text:p text:style-name="P18">Atender solicitudes de los usuarios.</text:p>
            </text:list-item>
            <text:list-item>
              <text:p text:style-name="P18">Eventos sociales o generales (mensuales) Online o presenciales.</text:p>
            </text:list-item>
          </text:list>
        </text:list-item>
        <text:list-item>
          <text:p text:style-name="P24">Aliados clave:</text:p>
          <text:list>
            <text:list-item>
              <text:p text:style-name="P19">los de papelón.</text:p>
            </text:list-item>
            <text:list-item>
              <text:p text:style-name="P20">Profesores</text:p>
            </text:list-item>
            <text:list-item>
              <text:p text:style-name="P20">OdinProject Discord</text:p>
            </text:list-item>
            <text:list-item>
              <text:p text:style-name="P20">Otras academias de música.</text:p>
            </text:list-item>
            <text:list-item>
              <text:p text:style-name="P20">Github, heroku, rails.app</text:p>
            </text:list-item>
            <text:list-item>
              <text:p text:style-name="P20">plataformas de pago…</text:p>
            </text:list-item>
            <text:list-item>
              <text:p text:style-name="P20">Agencia de Marketing/Equipo de marketing.</text:p>
            </text:list-item>
          </text:list>
        </text:list-item>
        <text:list-item>
          <text:p text:style-name="P25">Estructura de costos:</text:p>
          <text:list>
            <text:list-item>
              <text:p text:style-name="P20">Pagos publicidad.</text:p>
            </text:list-item>
            <text:list-item>
              <text:p text:style-name="P20">Pagos por SaaS.</text:p>
            </text:list-item>
            <text:list-item>
              <text:p text:style-name="P20">Comisiones de plataformas de pago.</text:p>
            </text:list-item>
            <text:list-item>
              <text:p text:style-name="P20">Pago de profesores(70% teoricos y 80% prácticos).</text:p>
            </text:list-item>
            <text:list-item>
              <text:p text:style-name="P20">Dominio.</text:p>
            </text:list-item>
            <text:list-item>
              <text:p text:style-name="P20">Equipo de atención al cliente.</text:p>
            </text:list-item>
          </text:list>
        </text:list-item>
      </text:list>
      <text:p text:style-name="P1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32cm" style:writing-mode="page"/>
      <style:text-properties style:use-window-font-color="true" style:font-name="Liberation Serif" fo:font-size="12pt" fo:language="es" fo:country="V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02T17:16:02.173118657</dc:date>
    <meta:editing-duration>PT29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2" meta:word-count="842" meta:character-count="5146" meta:non-whitespace-character-count="4446"/>
  </office:meta>
</office:document-meta>
</file>